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#bbe33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shapes>
          <draw:frame draw:z-index="0" draw:style-name="gr1" draw:text-style-name="P1" svg:width="15.999cm" svg:height="8.999cm" svg:x="2.991cm" svg:y="7.988cm">
            <draw:object draw:notify-on-update-of-ranges="Normal.A3:Normal.A17 Normal.B3:Normal.B17 Normal.A3:Normal.A17 Normal.C3:Normal.C17 Normal.A3:Normal.A17 Normal.D3:Normal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ass</text:p>
          </table:table-cell>
          <table:table-cell office:value-type="float" office:value="1300" calcext:value-type="float">
            <text:p>1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Velocity 1 (km/h)</text:p>
          </table:table-cell>
          <table:table-cell office:value-type="string" calcext:value-type="string">
            <text:p>Velocity 2 (km/h)</text:p>
          </table:table-cell>
          <table:table-cell office:value-type="string" calcext:value-type="string">
            <text:p>Velocity 3 (km/h)</text:p>
          </table:table-cell>
          <table:table-cell office:value-type="string" calcext:value-type="string">
            <text:p>Velocity 1 (m/s)</text:p>
          </table:table-cell>
          <table:table-cell office:value-type="string" calcext:value-type="string">
            <text:p>Velocity 2 (m/s)</text:p>
          </table:table-cell>
          <table:table-cell office:value-type="string" calcext:value-type="string">
            <text:p>Velocity 3 (m/s)</text:p>
          </table:table-cell>
          <table:table-cell office:value-type="string" calcext:value-type="string">
            <text:p>Acceleration 1</text:p>
          </table:table-cell>
          <table:table-cell office:value-type="string" calcext:value-type="string">
            <text:p>Acceleration 2</text:p>
          </table:table-cell>
          <table:table-cell office:value-type="string" calcext:value-type="string">
            <text:p>Acceleration 3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2" table:formula="of:=[.B3]/3.6" office:value-type="float" office:value="0" calcext:value-type="float">
            <text:p>0.00</text:p>
          </table:table-cell>
          <table:table-cell table:style-name="ce2" table:formula="of:=[.C3]/3.6" office:value-type="float" office:value="0" calcext:value-type="float">
            <text:p>0.00</text:p>
          </table:table-cell>
          <table:table-cell table:style-name="ce2" table:formula="of:=[.D3]/3.6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" table:formula="of:=[.B4]/3.6" office:value-type="float" office:value="2.5" calcext:value-type="float">
            <text:p>2.50</text:p>
          </table:table-cell>
          <table:table-cell table:style-name="ce2" table:formula="of:=[.C4]/3.6" office:value-type="float" office:value="0" calcext:value-type="float">
            <text:p>0.00</text:p>
          </table:table-cell>
          <table:table-cell table:style-name="ce2" table:formula="of:=[.D4]/3.6" office:value-type="float" office:value="0" calcext:value-type="float">
            <text:p>0.00</text:p>
          </table:table-cell>
          <table:table-cell table:formula="of:=[.E4]-[.E3]" office:value-type="float" office:value="2.5" calcext:value-type="float">
            <text:p>2.5</text:p>
          </table:table-cell>
          <table:table-cell table:number-columns-repeated="2"/>
          <table:table-cell table:formula="of:=[.$B$1]*[.H4]*[.E4]" office:value-type="float" office:value="8125" calcext:value-type="float">
            <text:p>8125</text:p>
          </table:table-cell>
          <table:table-cell table:number-columns-repeated="2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formula="of:=[.B5]/3.6" office:value-type="float" office:value="5.27777777777778" calcext:value-type="float">
            <text:p>5.28</text:p>
          </table:table-cell>
          <table:table-cell table:style-name="ce2" table:formula="of:=[.C5]/3.6" office:value-type="float" office:value="4.72222222222222" calcext:value-type="float">
            <text:p>4.72</text:p>
          </table:table-cell>
          <table:table-cell table:style-name="ce2" table:formula="of:=[.D5]/3.6" office:value-type="float" office:value="0" calcext:value-type="float">
            <text:p>0.00</text:p>
          </table:table-cell>
          <table:table-cell table:formula="of:=[.E5]-[.E4]" office:value-type="float" office:value="2.77777777777778" calcext:value-type="float">
            <text:p>2.77777777777778</text:p>
          </table:table-cell>
          <table:table-cell table:formula="of:=[.F5]-[.F4]" office:value-type="float" office:value="4.72222222222222" calcext:value-type="float">
            <text:p>4.72222222222222</text:p>
          </table:table-cell>
          <table:table-cell/>
          <table:table-cell table:formula="of:=[.$B$1]*[.H5]*[.E5]" office:value-type="float" office:value="19058.6419753087" calcext:value-type="float">
            <text:p>19058.6419753087</text:p>
          </table:table-cell>
          <table:table-cell table:formula="of:=[.$B$1]*[.I5]*[.F5]" office:value-type="float" office:value="28989.1975308642" calcext:value-type="float">
            <text:p>28989.1975308642</text:p>
          </table:table-cell>
          <table:table-cell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formula="of:=[.B6]/3.6" office:value-type="float" office:value="6.66666666666667" calcext:value-type="float">
            <text:p>6.67</text:p>
          </table:table-cell>
          <table:table-cell table:style-name="ce2" table:formula="of:=[.C6]/3.6" office:value-type="float" office:value="5.83333333333333" calcext:value-type="float">
            <text:p>5.83</text:p>
          </table:table-cell>
          <table:table-cell table:style-name="ce2" table:formula="of:=[.D6]/3.6" office:value-type="float" office:value="0" calcext:value-type="float">
            <text:p>0.00</text:p>
          </table:table-cell>
          <table:table-cell table:formula="of:=[.E6]-[.E5]" office:value-type="float" office:value="1.38888888888889" calcext:value-type="float">
            <text:p>1.38888888888889</text:p>
          </table:table-cell>
          <table:table-cell table:formula="of:=[.F6]-[.F5]" office:value-type="float" office:value="1.11111111111111" calcext:value-type="float">
            <text:p>1.11111111111111</text:p>
          </table:table-cell>
          <table:table-cell/>
          <table:table-cell table:formula="of:=[.$B$1]*[.H6]*[.E6]" office:value-type="float" office:value="12037.037037037" calcext:value-type="float">
            <text:p>12037.037037037</text:p>
          </table:table-cell>
          <table:table-cell table:formula="of:=[.$B$1]*[.I6]*[.F6]" office:value-type="float" office:value="8425.92592592592" calcext:value-type="float">
            <text:p>8425.92592592592</text:p>
          </table:table-cell>
          <table:table-cell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2" table:formula="of:=[.B7]/3.6" office:value-type="float" office:value="8.05555555555556" calcext:value-type="float">
            <text:p>8.06</text:p>
          </table:table-cell>
          <table:table-cell table:style-name="ce2" table:formula="of:=[.C7]/3.6" office:value-type="float" office:value="7.5" calcext:value-type="float">
            <text:p>7.50</text:p>
          </table:table-cell>
          <table:table-cell table:style-name="ce2" table:formula="of:=[.D7]/3.6" office:value-type="float" office:value="0" calcext:value-type="float">
            <text:p>0.00</text:p>
          </table:table-cell>
          <table:table-cell table:formula="of:=[.E7]-[.E6]" office:value-type="float" office:value="1.38888888888889" calcext:value-type="float">
            <text:p>1.38888888888889</text:p>
          </table:table-cell>
          <table:table-cell table:formula="of:=[.F7]-[.F6]" office:value-type="float" office:value="1.66666666666667" calcext:value-type="float">
            <text:p>1.66666666666667</text:p>
          </table:table-cell>
          <table:table-cell/>
          <table:table-cell table:formula="of:=[.$B$1]*[.H7]*[.E7]" office:value-type="float" office:value="14544.7530864198" calcext:value-type="float">
            <text:p>14544.7530864198</text:p>
          </table:table-cell>
          <table:table-cell table:formula="of:=[.$B$1]*[.I7]*[.F7]" office:value-type="float" office:value="16250" calcext:value-type="float">
            <text:p>16250</text:p>
          </table:table-cell>
          <table:table-cell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style-name="ce2" table:formula="of:=[.B8]/3.6" office:value-type="float" office:value="8.88888888888889" calcext:value-type="float">
            <text:p>8.89</text:p>
          </table:table-cell>
          <table:table-cell table:style-name="ce2" table:formula="of:=[.C8]/3.6" office:value-type="float" office:value="8.88888888888889" calcext:value-type="float">
            <text:p>8.89</text:p>
          </table:table-cell>
          <table:table-cell table:style-name="ce2" table:formula="of:=[.D8]/3.6" office:value-type="float" office:value="3.88888888888889" calcext:value-type="float">
            <text:p>3.89</text:p>
          </table:table-cell>
          <table:table-cell table:formula="of:=[.E8]-[.E7]" office:value-type="float" office:value="0.833333333333329" calcext:value-type="float">
            <text:p>0.833333333333329</text:p>
          </table:table-cell>
          <table:table-cell table:formula="of:=[.F8]-[.F7]" office:value-type="float" office:value="1.38888888888889" calcext:value-type="float">
            <text:p>1.38888888888889</text:p>
          </table:table-cell>
          <table:table-cell table:formula="of:=[.G8]-[.G7]" office:value-type="float" office:value="3.88888888888889" calcext:value-type="float">
            <text:p>3.88888888888889</text:p>
          </table:table-cell>
          <table:table-cell table:formula="of:=[.$B$1]*[.H8]*[.E8]" office:value-type="float" office:value="9629.62962962958" calcext:value-type="float">
            <text:p>9629.62962962958</text:p>
          </table:table-cell>
          <table:table-cell table:formula="of:=[.$B$1]*[.I8]*[.F8]" office:value-type="float" office:value="16049.3827160494" calcext:value-type="float">
            <text:p>16049.3827160494</text:p>
          </table:table-cell>
          <table:table-cell table:formula="of:=[.$B$1]*[.J8]*[.G8]" office:value-type="float" office:value="19660.4938271605" calcext:value-type="float">
            <text:p>19660.4938271605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style-name="ce2" table:formula="of:=[.B9]/3.6" office:value-type="float" office:value="10.5555555555556" calcext:value-type="float">
            <text:p>10.56</text:p>
          </table:table-cell>
          <table:table-cell table:style-name="ce2" table:formula="of:=[.C9]/3.6" office:value-type="float" office:value="10" calcext:value-type="float">
            <text:p>10.00</text:p>
          </table:table-cell>
          <table:table-cell table:style-name="ce2" table:formula="of:=[.D9]/3.6" office:value-type="float" office:value="6.66666666666667" calcext:value-type="float">
            <text:p>6.67</text:p>
          </table:table-cell>
          <table:table-cell table:formula="of:=[.E9]-[.E8]" office:value-type="float" office:value="1.66666666666671" calcext:value-type="float">
            <text:p>1.66666666666671</text:p>
          </table:table-cell>
          <table:table-cell table:formula="of:=[.F9]-[.F8]" office:value-type="float" office:value="1.11111111111111" calcext:value-type="float">
            <text:p>1.11111111111111</text:p>
          </table:table-cell>
          <table:table-cell table:formula="of:=[.G9]-[.G8]" office:value-type="float" office:value="2.77777777777778" calcext:value-type="float">
            <text:p>2.77777777777778</text:p>
          </table:table-cell>
          <table:table-cell table:formula="of:=[.$B$1]*[.H9]*[.E9]" office:value-type="float" office:value="22870.3703703711" calcext:value-type="float">
            <text:p>22870.3703703711</text:p>
          </table:table-cell>
          <table:table-cell table:formula="of:=[.$B$1]*[.I9]*[.F9]" office:value-type="float" office:value="14444.4444444444" calcext:value-type="float">
            <text:p>14444.4444444444</text:p>
          </table:table-cell>
          <table:table-cell table:formula="of:=[.$B$1]*[.J9]*[.G9]" office:value-type="float" office:value="24074.0740740741" calcext:value-type="float">
            <text:p>24074.0740740741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style-name="ce2" table:formula="of:=[.B10]/3.6" office:value-type="float" office:value="11.3888888888889" calcext:value-type="float">
            <text:p>11.39</text:p>
          </table:table-cell>
          <table:table-cell table:style-name="ce2" table:formula="of:=[.C10]/3.6" office:value-type="float" office:value="11.1111111111111" calcext:value-type="float">
            <text:p>11.11</text:p>
          </table:table-cell>
          <table:table-cell table:style-name="ce2" table:formula="of:=[.D10]/3.6" office:value-type="float" office:value="8.61111111111111" calcext:value-type="float">
            <text:p>8.61</text:p>
          </table:table-cell>
          <table:table-cell table:formula="of:=[.E10]-[.E9]" office:value-type="float" office:value="0.8333333333333" calcext:value-type="float">
            <text:p>0.8333333333333</text:p>
          </table:table-cell>
          <table:table-cell table:formula="of:=[.F10]-[.F9]" office:value-type="float" office:value="1.1111111111111" calcext:value-type="float">
            <text:p>1.1111111111111</text:p>
          </table:table-cell>
          <table:table-cell table:formula="of:=[.G10]-[.G9]" office:value-type="float" office:value="1.94444444444444" calcext:value-type="float">
            <text:p>1.94444444444444</text:p>
          </table:table-cell>
          <table:table-cell table:formula="of:=[.$B$1]*[.H10]*[.E10]" office:value-type="float" office:value="12337.9629629625" calcext:value-type="float">
            <text:p>12337.9629629625</text:p>
          </table:table-cell>
          <table:table-cell table:formula="of:=[.$B$1]*[.I10]*[.F10]" office:value-type="float" office:value="16049.3827160492" calcext:value-type="float">
            <text:p>16049.3827160492</text:p>
          </table:table-cell>
          <table:table-cell table:formula="of:=[.$B$1]*[.J10]*[.G10]" office:value-type="float" office:value="21766.9753086419" calcext:value-type="float">
            <text:p>21766.9753086419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style-name="ce2" table:formula="of:=[.B11]/3.6" office:value-type="float" office:value="12.2222222222222" calcext:value-type="float">
            <text:p>12.22</text:p>
          </table:table-cell>
          <table:table-cell table:style-name="ce2" table:formula="of:=[.C11]/3.6" office:value-type="float" office:value="12.2222222222222" calcext:value-type="float">
            <text:p>12.22</text:p>
          </table:table-cell>
          <table:table-cell table:style-name="ce2" table:formula="of:=[.D11]/3.6" office:value-type="float" office:value="10.2777777777778" calcext:value-type="float">
            <text:p>10.28</text:p>
          </table:table-cell>
          <table:table-cell table:formula="of:=[.E11]-[.E10]" office:value-type="float" office:value="0.8333333333333" calcext:value-type="float">
            <text:p>0.8333333333333</text:p>
          </table:table-cell>
          <table:table-cell table:formula="of:=[.F11]-[.F10]" office:value-type="float" office:value="1.1111111111111" calcext:value-type="float">
            <text:p>1.1111111111111</text:p>
          </table:table-cell>
          <table:table-cell table:formula="of:=[.G11]-[.G10]" office:value-type="float" office:value="1.66666666666669" calcext:value-type="float">
            <text:p>1.66666666666669</text:p>
          </table:table-cell>
          <table:table-cell table:formula="of:=[.$B$1]*[.H11]*[.E11]" office:value-type="float" office:value="13240.7407407402" calcext:value-type="float">
            <text:p>13240.7407407402</text:p>
          </table:table-cell>
          <table:table-cell table:formula="of:=[.$B$1]*[.I11]*[.F11]" office:value-type="float" office:value="17654.3209876541" calcext:value-type="float">
            <text:p>17654.3209876541</text:p>
          </table:table-cell>
          <table:table-cell table:formula="of:=[.$B$1]*[.J11]*[.G11]" office:value-type="float" office:value="22268.5185185189" calcext:value-type="float">
            <text:p>22268.5185185189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style-name="ce2" table:formula="of:=[.B12]/3.6" office:value-type="float" office:value="13.0555555555556" calcext:value-type="float">
            <text:p>13.06</text:p>
          </table:table-cell>
          <table:table-cell table:style-name="ce2" table:formula="of:=[.C12]/3.6" office:value-type="float" office:value="13.0555555555556" calcext:value-type="float">
            <text:p>13.06</text:p>
          </table:table-cell>
          <table:table-cell table:style-name="ce2" table:formula="of:=[.D12]/3.6" office:value-type="float" office:value="11.9444444444444" calcext:value-type="float">
            <text:p>11.94</text:p>
          </table:table-cell>
          <table:table-cell table:formula="of:=[.E12]-[.E11]" office:value-type="float" office:value="0.8333333333334" calcext:value-type="float">
            <text:p>0.8333333333334</text:p>
          </table:table-cell>
          <table:table-cell table:formula="of:=[.F12]-[.F11]" office:value-type="float" office:value="0.8333333333334" calcext:value-type="float">
            <text:p>0.8333333333334</text:p>
          </table:table-cell>
          <table:table-cell table:formula="of:=[.G12]-[.G11]" office:value-type="float" office:value="1.6666666666666" calcext:value-type="float">
            <text:p>1.6666666666666</text:p>
          </table:table-cell>
          <table:table-cell table:formula="of:=[.$B$1]*[.H12]*[.E12]" office:value-type="float" office:value="14143.5185185197" calcext:value-type="float">
            <text:p>14143.5185185197</text:p>
          </table:table-cell>
          <table:table-cell table:formula="of:=[.$B$1]*[.I12]*[.F12]" office:value-type="float" office:value="14143.5185185197" calcext:value-type="float">
            <text:p>14143.5185185197</text:p>
          </table:table-cell>
          <table:table-cell table:formula="of:=[.$B$1]*[.J12]*[.G12]" office:value-type="float" office:value="25879.6296296285" calcext:value-type="float">
            <text:p>25879.6296296285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2" table:formula="of:=[.B13]/3.6" office:value-type="float" office:value="13.8888888888889" calcext:value-type="float">
            <text:p>13.89</text:p>
          </table:table-cell>
          <table:table-cell table:style-name="ce2" table:formula="of:=[.C13]/3.6" office:value-type="float" office:value="13.8888888888889" calcext:value-type="float">
            <text:p>13.89</text:p>
          </table:table-cell>
          <table:table-cell table:style-name="ce2" table:formula="of:=[.D13]/3.6" office:value-type="float" office:value="13.0555555555556" calcext:value-type="float">
            <text:p>13.06</text:p>
          </table:table-cell>
          <table:table-cell table:formula="of:=[.E13]-[.E12]" office:value-type="float" office:value="0.8333333333333" calcext:value-type="float">
            <text:p>0.8333333333333</text:p>
          </table:table-cell>
          <table:table-cell table:formula="of:=[.F13]-[.F12]" office:value-type="float" office:value="0.8333333333333" calcext:value-type="float">
            <text:p>0.8333333333333</text:p>
          </table:table-cell>
          <table:table-cell table:formula="of:=[.G13]-[.G12]" office:value-type="float" office:value="1.1111111111112" calcext:value-type="float">
            <text:p>1.1111111111112</text:p>
          </table:table-cell>
          <table:table-cell table:formula="of:=[.$B$1]*[.H13]*[.E13]" office:value-type="float" office:value="15046.2962962957" calcext:value-type="float">
            <text:p>15046.2962962957</text:p>
          </table:table-cell>
          <table:table-cell table:formula="of:=[.$B$1]*[.I13]*[.F13]" office:value-type="float" office:value="15046.2962962957" calcext:value-type="float">
            <text:p>15046.2962962957</text:p>
          </table:table-cell>
          <table:table-cell table:formula="of:=[.$B$1]*[.J13]*[.G13]" office:value-type="float" office:value="18858.0246913596" calcext:value-type="float">
            <text:p>18858.0246913596</text:p>
          </table:table-cell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ce2" table:formula="of:=[.B14]/3.6" office:value-type="float" office:value="14.4444444444444" calcext:value-type="float">
            <text:p>14.44</text:p>
          </table:table-cell>
          <table:table-cell table:style-name="ce2" table:formula="of:=[.C14]/3.6" office:value-type="float" office:value="14.4444444444444" calcext:value-type="float">
            <text:p>14.44</text:p>
          </table:table-cell>
          <table:table-cell table:style-name="ce2" table:formula="of:=[.D14]/3.6" office:value-type="float" office:value="13.8888888888889" calcext:value-type="float">
            <text:p>13.89</text:p>
          </table:table-cell>
          <table:table-cell table:formula="of:=[.E14]-[.E13]" office:value-type="float" office:value="0.5555555555555" calcext:value-type="float">
            <text:p>0.5555555555555</text:p>
          </table:table-cell>
          <table:table-cell table:formula="of:=[.F14]-[.F13]" office:value-type="float" office:value="0.5555555555555" calcext:value-type="float">
            <text:p>0.5555555555555</text:p>
          </table:table-cell>
          <table:table-cell table:formula="of:=[.G14]-[.G13]" office:value-type="float" office:value="0.8333333333333" calcext:value-type="float">
            <text:p>0.8333333333333</text:p>
          </table:table-cell>
          <table:table-cell table:formula="of:=[.$B$1]*[.H14]*[.E14]" office:value-type="float" office:value="10432.098765431" calcext:value-type="float">
            <text:p>10432.098765431</text:p>
          </table:table-cell>
          <table:table-cell table:formula="of:=[.$B$1]*[.I14]*[.F14]" office:value-type="float" office:value="10432.098765431" calcext:value-type="float">
            <text:p>10432.098765431</text:p>
          </table:table-cell>
          <table:table-cell table:formula="of:=[.$B$1]*[.J14]*[.G14]" office:value-type="float" office:value="15046.2962962957" calcext:value-type="float">
            <text:p>15046.2962962957</text:p>
          </table:table-cell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style-name="ce2" table:formula="of:=[.B15]/3.6" office:value-type="float" office:value="15.2777777777778" calcext:value-type="float">
            <text:p>15.28</text:p>
          </table:table-cell>
          <table:table-cell table:style-name="ce2" table:formula="of:=[.C15]/3.6" office:value-type="float" office:value="15.2777777777778" calcext:value-type="float">
            <text:p>15.28</text:p>
          </table:table-cell>
          <table:table-cell table:style-name="ce2" table:formula="of:=[.D15]/3.6" office:value-type="float" office:value="15" calcext:value-type="float">
            <text:p>15.00</text:p>
          </table:table-cell>
          <table:table-cell table:formula="of:=[.E15]-[.E14]" office:value-type="float" office:value="0.8333333333334" calcext:value-type="float">
            <text:p>0.8333333333334</text:p>
          </table:table-cell>
          <table:table-cell table:formula="of:=[.F15]-[.F14]" office:value-type="float" office:value="0.8333333333334" calcext:value-type="float">
            <text:p>0.8333333333334</text:p>
          </table:table-cell>
          <table:table-cell table:formula="of:=[.G15]-[.G14]" office:value-type="float" office:value="1.1111111111111" calcext:value-type="float">
            <text:p>1.1111111111111</text:p>
          </table:table-cell>
          <table:table-cell table:formula="of:=[.$B$1]*[.H15]*[.E15]" office:value-type="float" office:value="16550.9259259273" calcext:value-type="float">
            <text:p>16550.9259259273</text:p>
          </table:table-cell>
          <table:table-cell table:formula="of:=[.$B$1]*[.I15]*[.F15]" office:value-type="float" office:value="16550.9259259273" calcext:value-type="float">
            <text:p>16550.9259259273</text:p>
          </table:table-cell>
          <table:table-cell table:formula="of:=[.$B$1]*[.J15]*[.G15]" office:value-type="float" office:value="21666.6666666664" calcext:value-type="float">
            <text:p>21666.6666666664</text:p>
          </table:table-cell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number-columns-repeated="3" office:value-type="float" office:value="57" calcext:value-type="float">
            <text:p>57</text:p>
          </table:table-cell>
          <table:table-cell table:style-name="ce2" table:formula="of:=[.B16]/3.6" office:value-type="float" office:value="15.8333333333333" calcext:value-type="float">
            <text:p>15.83</text:p>
          </table:table-cell>
          <table:table-cell table:style-name="ce2" table:formula="of:=[.C16]/3.6" office:value-type="float" office:value="15.8333333333333" calcext:value-type="float">
            <text:p>15.83</text:p>
          </table:table-cell>
          <table:table-cell table:style-name="ce2" table:formula="of:=[.D16]/3.6" office:value-type="float" office:value="15.8333333333333" calcext:value-type="float">
            <text:p>15.83</text:p>
          </table:table-cell>
          <table:table-cell table:formula="of:=[.E16]-[.E15]" office:value-type="float" office:value="0.5555555555555" calcext:value-type="float">
            <text:p>0.5555555555555</text:p>
          </table:table-cell>
          <table:table-cell table:formula="of:=[.F16]-[.F15]" office:value-type="float" office:value="0.5555555555555" calcext:value-type="float">
            <text:p>0.5555555555555</text:p>
          </table:table-cell>
          <table:table-cell table:formula="of:=[.G16]-[.G15]" office:value-type="float" office:value="0.8333333333333" calcext:value-type="float">
            <text:p>0.8333333333333</text:p>
          </table:table-cell>
          <table:table-cell table:formula="of:=[.$B$1]*[.H16]*[.E16]" office:value-type="float" office:value="11435.185185184" calcext:value-type="float">
            <text:p>11435.185185184</text:p>
          </table:table-cell>
          <table:table-cell table:formula="of:=[.$B$1]*[.I16]*[.F16]" office:value-type="float" office:value="11435.185185184" calcext:value-type="float">
            <text:p>11435.185185184</text:p>
          </table:table-cell>
          <table:table-cell table:formula="of:=[.$B$1]*[.J16]*[.G16]" office:value-type="float" office:value="17152.7777777771" calcext:value-type="float">
            <text:p>17152.7777777771</text:p>
          </table:table-cell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2" table:formula="of:=[.B17]/3.6" office:value-type="float" office:value="16.6666666666667" calcext:value-type="float">
            <text:p>16.67</text:p>
          </table:table-cell>
          <table:table-cell table:style-name="ce2" table:formula="of:=[.C17]/3.6" office:value-type="float" office:value="16.6666666666667" calcext:value-type="float">
            <text:p>16.67</text:p>
          </table:table-cell>
          <table:table-cell table:style-name="ce2" table:formula="of:=[.D17]/3.6" office:value-type="float" office:value="16.6666666666667" calcext:value-type="float">
            <text:p>16.67</text:p>
          </table:table-cell>
          <table:table-cell table:formula="of:=[.E17]-[.E16]" office:value-type="float" office:value="0.8333333333334" calcext:value-type="float">
            <text:p>0.8333333333334</text:p>
          </table:table-cell>
          <table:table-cell table:formula="of:=[.F17]-[.F16]" office:value-type="float" office:value="0.8333333333334" calcext:value-type="float">
            <text:p>0.8333333333334</text:p>
          </table:table-cell>
          <table:table-cell table:formula="of:=[.G17]-[.G16]" office:value-type="float" office:value="0.8333333333334" calcext:value-type="float">
            <text:p>0.8333333333334</text:p>
          </table:table-cell>
          <table:table-cell table:formula="of:=[.$B$1]*[.H17]*[.E17]" office:value-type="float" office:value="18055.555555557" calcext:value-type="float">
            <text:p>18055.555555557</text:p>
          </table:table-cell>
          <table:table-cell table:formula="of:=[.$B$1]*[.I17]*[.F17]" office:value-type="float" office:value="18055.555555557" calcext:value-type="float">
            <text:p>18055.555555557</text:p>
          </table:table-cell>
          <table:table-cell table:formula="of:=[.$B$1]*[.J17]*[.G17]" office:value-type="float" office:value="18055.555555557" calcext:value-type="float">
            <text:p>18055.555555557</text:p>
          </table:table-cell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number-columns-repeated="9"/>
          <table:table-cell table:style-name="ce3" table:formula="of:=AVERAGE([.K4:.K17])" office:value-type="float" office:value="14107.6940035273" calcext:value-type="float">
            <text:p>14107.6940035273</text:p>
          </table:table-cell>
          <table:table-cell table:style-name="ce3" table:formula="of:=AVERAGE([.L4:.L17])" office:value-type="float" office:value="15655.8641975309" calcext:value-type="float">
            <text:p>15655.8641975309</text:p>
          </table:table-cell>
          <table:table-cell table:style-name="ce3" table:formula="of:=AVERAGE([.M8:.M17])" office:value-type="float" office:value="20442.9012345679" calcext:value-type="float">
            <text:p>20442.9012345679</text:p>
          </table:table-cell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7:15:33.094148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4T14:12:53.328286101</meta:creation-date>
    <dc:date>2021-03-24T14:29:14.305590238</dc:date>
    <meta:editing-duration>PT5M</meta:editing-duration>
    <meta:editing-cycles>1</meta:editing-cycles>
    <meta:generator>LibreOffice/7.0.3.1$Linux_X86_64 LibreOffice_project/d7547858d014d4cf69878db179d326fc3483e082</meta:generator>
    <meta:document-statistic meta:table-count="1" meta:cell-count="2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Normal.A3:Normal.D17" svg:x="0.32cm" svg:y="0.18cm" svg:width="12.508cm" svg:height="8.64cm">
          <chart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rmal.B3:Normal.B17" chart:class="chart:scatter">
            <chart:domain table:cell-range-address="Normal.A3:Normal.A17"/>
            <chart:data-point chart:repeated="15"/>
          </chart:series>
          <chart:series chart:style-name="ch7" chart:values-cell-range-address="Normal.C3:Normal.C17" chart:class="chart:scatter">
            <chart:data-point chart:repeated="15"/>
          </chart:series>
          <chart:series chart:style-name="ch8" chart:values-cell-range-address="Normal.D3:Normal.D17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rmal.A3:Normal.A17</svg:desc>
                </draw:g>
              </table:table-cell>
              <table:table-cell office:value-type="float" office:value="0">
                <text:p>0</text:p>
                <draw:g>
                  <svg:desc>Normal.B3:Normal.B17</svg:desc>
                </draw:g>
              </table:table-cell>
              <table:table-cell office:value-type="float" office:value="0">
                <text:p>0</text:p>
                <draw:g>
                  <svg:desc>Normal.C3:Normal.C17</svg:desc>
                </draw:g>
              </table:table-cell>
              <table:table-cell office:value-type="float" office:value="NaN">
                <text:p>NaN</text:p>
                <draw:g>
                  <svg:desc>Normal.D3:Normal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d7547858d014d4cf69878db179d326fc3483e08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